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break-before="page"/>
    </style:style>
    <style:style style:name="T1" style:family="text">
      <style:text-properties fo:font-style="normal" style:font-style-asian="normal" style:font-style-complex="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base our evaluation on the IntroClass and Codeflaws benchmarks. IntroClass is intended</text:p>
      <text:p text:style-name="Standard">specifically for evaluating automatic program repair</text:p>
      <text:p text:style-name="Standard">research~\cite{LeGoues15tse}. IntroClass is available for download:</text:p>
      <text:p text:style-name="Standard">\texttt{\url{http://repairbenchmarks.cs.umass.edu/}}. </text:p>
      <text:p text:style-name="Standard">IntroClass consists of 998 defective versions of C programs submitted by around</text:p>
      <text:p text:style-name="Standard">200 students for six small C programming assignments in an introductory</text:p>
      <text:p text:style-name="Standard">undergraduate course. All defects are made by the students as part of normal </text:p>
      <text:p text:style-name="Standard">development practices while attempting</text:p>
      <text:p text:style-name="Standard">to complete their assignments. These 998 versions are broken into two</text:p>
      <text:p text:style-name="Standard">(overlapping) sets of defects, 778 that fail tests in </text:p>
      <text:p text:style-name="Standard">instructor-written test suites, and 845 that fail tests in automatically-generated</text:p>
      <text:p text:style-name="Standard">test suites. Our evaluation uses the set of 778 defects, described in</text:p>
      <text:p text:style-name="Standard">Figure~\ref{fig:introclass}.</text:p>
      <text:p text:style-name="Standard"/>
      <text:p text:style-name="Standard">----picture goes here</text:p>
      <text:p text:style-name="Standard"/>
      <text:p text:style-name="Standard">Each assignment asks students to write a C program according to a detailed</text:p>
      <text:p text:style-name="Standard">specification. The students may, at any time and as often as they wish,</text:p>
      <text:p text:style-name="Standard">commit a version of their code to a \lt{git} repository. This saves a</text:p>
      <text:p text:style-name="Standard">potentially defective version and runs, on a remote server, a set of</text:p>
      <text:p text:style-name="Standard">instructor-written test cases for the assignment. The testing harness then</text:p>
      <text:p text:style-name="Standard">reports to the student the number of test cases the program passed and</text:p>
      <text:p text:style-name="Standard">failed, without providing details about the inputs and expected outputs of</text:p>
      <text:p text:style-name="Standard">those programs. The students also may query an oracle implementation for the</text:p>
      <text:p text:style-name="Standard">correct output on inputs they provide. The 778 defects are collected from</text:p>
      <text:p text:style-name="Standard">these submitted versions by selecting versions that pass at least one and</text:p>
      <text:p text:style-name="Standard">fail at least one instructor-written test.</text:p>
      <text:p text:style-name="Standard"/>
      <text:p text:style-name="Standard">The instructor-written test suite is constructed via careful consideration of</text:p>
      <text:p text:style-name="Standard">the requirements and the input space. IntroClass also includes, for each</text:p>
      <text:p text:style-name="Standard">program, a test suite automatically generated using KLEE~\cite{Cadar08} to</text:p>
      <text:p text:style-name="Standard">achieve full branch coverage on an instructor-written oracle program. These</text:p>
      <text:p text:style-name="Standard">additional test suites support independent high-coverage validation of</text:p>
      <text:p text:style-name="Standard">program and patch correctness.</text:p>
      <text:p text:style-name="Standard"/>
      <text:p text:style-name="Standard"/>
      <text:p text:style-name="Standard">Codeflaws is also a automatic program repair dataset. <text:s/>It was created by extracting 3902 defects from 7436 programs and categorizing them into one of 39 defect classes. <text:s/>These programs come from 548 CodeForces programming contests. <text:s/>Codeflaws additionally includes scripts for running GenProg, SPR, Prophet, and Angelix on the bugs, in order to facilitate comparison of new methods with state-of-the-art tools. <text:s/>Codeflaws is available for download at \texttt{\url{<text:a xlink:type="simple" xlink:href="https://codeflaws.github.io/" text:style-name="Internet_20_link" text:visited-style-name="Visited_20_Internet_20_Link">https://codeflaws.github.io/</text:a>}}. <text:s/>Our evaluation of Codeflaws is given in Figure~\ref{fig:codeflaws}</text:p>
      <text:p text:style-name="Standard"/>
      <text:list xml:id="list8459132288972584108" text:style-name="L1">
        <text:list-item>
          <text:p text:style-name="P1">put codeflaws evaluation here?</text:p>
        </text:list-item>
      </text:list>
      <text:p text:style-name="Standard"/>
      <text:p text:style-name="Standard">The design of the Codeflaws dataset includes **test patches and a heldout test suite to validate prospective patches***....say something about overfitting*** find someone who has used codeflaws and cite them so I can put their numbers in the chart <text:s/>– the codeflaws website has a chart of overall values, give averages, say I'll put in real values when we run full thing</text:p>
      <text:p text:style-name="Standard"><text:soft-page-break/></text:p>
      <text:p text:style-name="Standard">For Codeflaws, the database of prospective code templates is constructed from all other buggy and patched programs. <text:s/>We explicitly do not include the system under test or its correct patch. <text:s/>Each database had over 30,000 fragments to consider for repair **(check number)**</text:p>
      <text:p text:style-name="Standard"/>
      <text:p text:style-name="Standard">Defect classisfication is based on syntactic differences between buggy and patched program – put list somewhere, give website.</text:p>
      <text:p text:style-name="Standard"/>
      <text:p text:style-name="Standard"/>
      <text:p text:style-name="Standard"/>
      <text:p text:style-name="Standard"/>
      <text:p text:style-name="Standard"><text:s/>We use the KLEE test suite to independently validate</text:p>
      <text:p text:style-name="Standard">patch correctness, evaluating the degree to which patches \emph{overfit} to</text:p>
      <text:p text:style-name="Standard">the input test suites, possibly breaking undertested functionality.</text:p>
      <text:p text:style-name="Standard"/>
      <text:p text:style-name="Standard"/>
      <text:p text:style-name="Standard">We indexed several repositories of code fragments for SearchRepair. Our overall</text:p>
      <text:p text:style-name="Standard">experimental goal is to evaluate the feasibility of semantic-search-based</text:p>
      <text:p text:style-name="Standard">program repair. For most experiments, we index the repository for a given</text:p>
      <text:p text:style-name="Standard">defective student assignment out of the other students' buggy assignment submissions. </text:p>
      <text:p text:style-name="Standard">We explicitly do not include correct submissions that pass all instructor-written tests.</text:p>
      <text:p text:style-name="Standard">We also investigate a repair scenario with a database constructed of fragments</text:p>
      <text:p text:style-name="Standard">from the Linux kernel source code (see Section~\ref{sec:Fully automated</text:p>
      <text:p text:style-name="Standard">repair}). Each database has at minimum 2,000 fragments to consider for repair.</text:p>
      <text:p text:style-name="P3"/>
      <text:p text:style-name="Standard">Is the Cure Worse Than the Disease? Overfitting in Automated Program Repair – introduces idea of using test and training set, overfitting a serious problem, </text:p>
      <text:p text:style-name="Standard"/>
      <text:p text:style-name="Standard">History Driven Program Repair – ++claire, guides G+V on historical fix templates (constrains search based on profiles of commonly-used developer fix tendencies)</text:p>
      <text:p text:style-name="Standard"/>
      <text:p text:style-name="Standard">An Analysis of the Search Spaces for Generate and Validate Patch Generation Systems </text:p>
      <text:p text:style-name="Standard">“The analysis shows that 1) correct patches are sparse in the search spaces (typically at most one correct patch per search space per defect), 2) incorrect patches that nevertheless pass all of the test cases in the validation test suite are typically orders of magnitude more abundant, and 3) leveraging information other than the test suite is therefore critical for enabling the system to successfully isolate correct patches “</text:p>
      <text:p text:style-name="Standard"/>
      <text:p text:style-name="Standard">Identifying Test-Suite-Overfitted Patches through Test Case Generation – generates additional test cases to beef up the test suite an avoid overfitting</text:p>
      <text:p text:style-name="Standard"/>
      <text:p text:style-name="Standard">Precise Condition Synthesis for Program Repair – trying to improve patches which are not overfitting. <text:s/>Get 78.3%</text:p>
      <text:p text:style-name="Standard"/>
      <text:p text:style-name="Standard">S3: Syntax- and Semantic-Guided Repair Synthesis via Programming by Examples <text:s/>– also taking a programming-by-example methodology, also aiming for high-quality repairs.</text:p>
      <text:p text:style-name="Standard">*** do they have results?? No charts</text:p>
      <text:p text:style-name="Standard"/>
      <text:p text:style-name="Standard">Detecting Similar Programs via the Weisfeiler-Leman Graph Kernel? <text:s/>– all about detecting similarity better because code duplication online is becoming significant</text:p>
      <text:p text:style-name="Standard"/>
      <text:p text:style-name="Standard">Challenges in Behavioral Code Clone Detection <text:s/>– related work in clone detection (trying to characterize similar code based on input/output)</text:p>
      <text:p text:style-name="Standard">“t is behaviorally or functionally similar, even if it looks completely different. The state of the art in detecting these behavioral clones focuses on checking the functional equivalence of the inputs and outputs of code fragments, regardless of its internal behavior (focusing only on “</text:p>
      <text:p text:style-name="Standard"/>
      <text:p text:style-name="Standard"/>
      <text:p text:style-name="Standard">Program Repair Using Code Repositories – basically exactly the same thing, but in Java. <text:s/>The search is done at syntax level by tree differencing</text:p>
      <text:p text:style-name="Standard"/>
      <text:p text:style-name="Standard">Learning Likely Invariants to Explain Why a Program Fails – provides a means of dealing with lack of test cases/weak test suite---also says fault localization is often of limited use</text:p>
      <text:p text:style-name="Standard"/>
      <text:p text:style-name="Standard">An Analysis of the Suitability of Test-based Patch Acceptance Criteria – says that APR techniques almost never make real fixes, talks about SR original paper, says for GenProg the real number of patches passing their validation test was 1.57% of total, not 25.2% like the SR paper says</text:p>
      <text:p text:style-name="Standard"/>
      <text:p text:style-name="Standard">Towards API-Specific Automatic Program Repair – seeks to fix API call bugs by mining usage patterns <text:s/>. <text:s/>He makes a profile of API calls in the buggy program, searches for similar programs (on projects from GitHub). <text:s/>He mines API usage patterns, and uses those to make a patch</text:p>
      <text:p text:style-name="Standard"/>
      <text:p text:style-name="Standard">Data-Driven Program Completion – applies this kind of searching code reuse DB approach to make a <text:soft-page-break/>higher-level language, where users partially code, partially comment, partially write english, and the system fills in code with code reuse search</text:p>
      <text:p text:style-name="Standard"/>
      <text:h text:style-name="Heading_20_1" text:outline-level="1"><text:span text:style-name="Strong_20_Emphasis"><text:span text:style-name="T2">ARCC: assistant for repetitive code comprehension – reuses semantic code snippets from elsewhere in the project to describe how a program works </text:span></text:span></text:h>
      <text:p text:style-name="Text_20_body"><text:span text:style-name="Strong_20_Emphasis"><text:span text:style-name="T2">Measuring Code Similarity in Large-scaled Code Corpora – </text:span></text:span></text:p>
      <text:p text:style-name="Text_20_body"><text:span text:style-name="Strong_20_Emphasis"><text:span text:style-name="T2"/></text:span></text:p>
      <text:p text:style-name="Text_20_body"><text:span text:style-name="Strong_20_Emphasis"><text:span text:style-name="T2">Towards Addressing the Patch Overfitting Problem – syntactic search reuse again as a means of improving overfitting problems. <text:s/></text:span></text:span></text:p>
      <text:p text:style-name="Text_20_body"><text:span text:style-name="Strong_20_Emphasis"><text:span text:style-name="T2"/></text:span></text:p>
      <text:p text:style-name="Standard">Improving performance of automatic program repair using learned heuristics – does SR, but uses a Random Forest to quickly classify whether two pieces of code are similar, then another to guess if the patch will be correct so the most likely ones are tested first.</text:p>
      <text:p text:style-name="Standard"/>
      <text:p text:style-name="Standard"/>
      <text:p text:style-name="Standard">Sorting and Transforming Program Repair Ingredients via Deep Learning Code Similarities <text:s/>– says we shouldn't just use search, we should consider what level of granularity/what piece needs to be replaced. <text:s/>Uses deep learning to learn what bits of the program are important on the go (not in/out examples) tries differing granularity levels, uses ONLY other parts of the SUT for source snippets. <text:s/>Not great results, but still...</text:p>
      <text:p text:style-name="Standard"/>
      <text:p text:style-name="Standard">Common Bug-fix Patterns: A Large-Scale Observational Study – lots of bugs live in non-source files (PHP, Scala, XML). <text:s/></text:p>
      <text:p text:style-name="Standard"/>
      <text:p text:style-name="Standard">Leveraging Syntax-Related Code for Automated Program Repair – the ASE paper that does the same thing as SR only with syntactic search and way worse</text:p>
      <text:p text:style-name="Standard"/>
      <text:p text:style-name="Standard">A Correlation Study between Automated Program Repair and Test-Suite Metrics – statement coverage, branch coverage, test-suite size, and mutation score DO improve APR repairs. <text:s/>Capable-tests ratio not so much. <text:s/>Statement coverage had the best correlation with improving patch quality (w.r.t. Regression ratio)</text:p>
      <text:p text:style-name="Standard"/>
      <text:p text:style-name="Standard">Leveraging Bug-Related Code for Program Repair – ANOTHER paper introducing ssFix, the new bad version of <text:s/>SR</text:p>
      <text:p text:style-name="Standard"/>
      <text:p text:style-name="Standard">Contract-Based Program Repair without the Contracts –try to get around overfitting by developing a contract-like structure to guide repairs. <text:s/>They derive a “detailed state abstraction[s]--similar to those employed by contract-based techniques—that are derived from regular Java code without any special annotations.”</text:p>
      <text:p text:style-name="Standard"/>
      <text:p text:style-name="Standard"><text:s/></text:p>
      <text:p text:style-name="Standard">An Exploratory Study of Functional Redundancy in Code Repositories </text:p>
      <text:p text:style-name="Standard">“In large code repositories, the probability of functions to repeat across projects is high. This type of functional redundancy (FR) is desirable for recent code reuse and repair approaches. Yet, FR is hard to measure because it is closely related to program equivalence, which is an undecidable problem. This is one of the reasons most studies that investigate redundancy focus on syntactic rather than semantic <text:soft-page-break/>replication (e.g., cloning). In this paper we evaluate the extent of FR in a code repository with 68 Java projects taken randomly from SourceForge. Our technique approximates function similarity by first searching for methods that possess similar interfaces (return type, name, and parameter types). We then execute these methods to verify which candidate pairs have matching outputs for a given sample of inputs. Some recent studies have also focused on this type of semantic replication, but our detection approach is generally cheaper and more precise, because it focuses on methods and uses interfaces to reduce the search space. Although our scope is restricted to static methods, which makes our results conservative, our findings are promising. In particular, we found 984 pairs of redundant methods, and 28 out of the 68 (41.17%) projects in the repository presented redundancy. Moreover, the majority of redundant methods for which we had access to the source code did not refer to textual clones (only one redundant method pair referred to replicated code). Our study also indicates that the proposed redundancy detection approach has high precision and is generally inexpensive (only four executions were required per method to attain 100% precision) “</text:p>
      <text:p text:style-name="Standard"/>
      <text:p text:style-name="Standard">Toward Developer-like Automated Program Repair —Modification Comparisons between GenProg and Developers— </text:p>
      <text:p text:style-name="Standard">study on exactly what the differences are between developer patches and GenProg/APR patches</text:p>
      <text:p text:style-name="Standard"/>
      <text:p text:style-name="Standard">An Exploratory Study of Interface Redundancy in Code Repositories – sees how many method input/output parameters match, compares various things, finds that only about 0.002% of matches are clones...makes some confusing claims from that data.</text:p>
      <text:p text:style-name="Standard"/>
      <text:p text:style-name="Standard"/>
      <text:p text:style-name="Standard">Measuring Code Similarity in Large-scaled Code Corpora <text:s/>- tries to develop a method to describe when two pieces of code are the same based on a combination of existing clone detection and plagarism detection techniques. <text:s/>Explicitly says that this is because code duplication available online is getting so high.</text:p>
      <text:p text:style-name="Standard"/>
      <text:p text:style-name="Standard">File Cloning in Open Source Java Projects: The Good, The Bad, and the Ugly – more than 10% of files in the 13,000 Java projects checked were clones, more than 15% of projects had at least one <text:span text:style-name="T3">file</text:span><text:span text:style-name="T1"> that was a clone – clone here means “it wouldn't take much effort to turn one into the other”.</text:span></text:p>
      <text:p text:style-name="Standard"><text:span text:style-name="T1">The methodology is rather poor, basically he checks whether at least 75% of the method names, field names, etc. match (which is not completely unreasonable, but like really?).</text:span></text:p>
      <text:p text:style-name="Standard"><text:span text:style-name="T1"/></text:p>
      <text:p text:style-name="Standard"><text:span text:style-name="T1">Automatic mining of functionally equivalent code fragments via random testing – found functionally equivalent code snippets based on input/output matches (like we're doing);</text:span></text:p>
      <text:p text:style-name="Standard"><text:span text:style-name="T1">found from 830,319 code fragments 269,687 clusters, 60% of which are one fragment (“most” code is not duplication). <text:s/>About 30% of clusters contain 2-5 fragments, suggesting maybe we should look at snippets of length 2-5</text:span></text:p>
      <text:p text:style-name="Standard">--checked 624K lines of code in Linux kernel for study, about 58% of functionally identical code were syntactically different..</text:p>
      <text:list xml:id="list1060133337104642498" text:style-name="L2">
        <text:list-item>
          <text:p text:style-name="P2">clustered based on same output for given randomly-generated inputs (I got about 30% success doing this btw)</text:p>
        </text:list-item>
        <text:list-item>
          <text:p text:style-name="P2">they use “number of statements” rather than number of lines, but we are basically assuming they will be the same.</text:p>
        </text:list-item>
        <text:list-item>
          <text:p text:style-name="P2">Need more details on the relationship between our “lines” and their “number of statements”, but could be exactly what we need to say we can do this</text:p>
        </text:list-item>
      </text:list>
      <text:p text:style-name="Standard"/>
      <text:p text:style-name="Standard"><text:soft-page-break/>A Study of the Uniqueness of Source Code∗ </text:p>
      <text:p text:style-name="Standard">shows <text:s/>10-48% syntactic redundancy if variables are renamed in the 3-7 line (ish) range, but the methodology is questionable (only included files that HAD 3-7 line fragments and reported all results in %)</text:p>
      <text:p text:style-name="P3">Nopol: Automatic Repair of Conditional Statement Bugs in Java Programs <text:s/>- mentions, does not interact</text:p>
      <text:p text:style-name="Standard"/>
      <text:p text:style-name="Standard">Automatic Software Repair: a Bibliography <text:s/>– mentions, does not interact</text:p>
      <text:p text:style-name="Standard"/>
      <text:p text:style-name="Standard">Type-Driven Repair for Information Flow Security – some people insist that approaches must be sound (eg. Based on formal specifications). <text:s/>These people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Hill</meta:initial-creator>
    <meta:creation-date>2017-12-07T12:21:38.79</meta:creation-date>
    <dc:date>2017-12-08T10:18:32.82</dc:date>
    <dc:creator>Andrew Hill</dc:creator>
    <meta:editing-duration>PT18H53M29S</meta:editing-duration>
    <meta:editing-cycles>2</meta:editing-cycles>
    <meta:generator>OpenOffice/4.1.1$Win32 OpenOffice.org_project/411m6$Build-9775</meta:generator>
    <meta:document-statistic meta:table-count="0" meta:image-count="0" meta:object-count="0" meta:page-count="7" meta:paragraph-count="93" meta:word-count="2082" meta:character-count="13645"/>
  </office:meta>
</office:document-meta>
</file>